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fo:min-height="16.2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32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462cm" svg:y="3.672cm" presentation:class="title" presentation:user-transformed="true">
          <draw:text-box>
            <text:p>STD::VARIANT &amp; BLOCKCHAIN</text:p>
          </draw:text-box>
        </draw:frame>
        <draw:frame presentation:style-name="pr2" draw:text-style-name="P1" draw:layer="layout" svg:width="25.191cm" svg:height="12.182cm" svg:x="1.399cm" svg:y="4.915cm" presentation:class="subtitle" presentation:user-transformed="true">
          <draw:text-box>
            <text:p/>
            <text:p/>
            <text:p/>
            <text:p/>
            <text:p>THOMAS CATALANO</text:p>
            <text:p/>
            <text:p>@tomsnode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2" draw:layer="layout" svg:width="25.191cm" svg:height="16.26cm" svg:x="1.399cm" svg:y="0.837cm" presentation:class="subtitle">
          <draw:text-box>
            <text:p/>
            <text:p/>
            <text:p/>
            <text:p/>
            <text:p>THE ROLE &amp; IMPORTANCE</text:p>
            <text:p/>
            <text:p>TO VERIFY A PREDEFINED RANGE OF SUMS</text:p>
            <text:p/>
            <text:p><text:span text:style-name="T1">log(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6" draw:text-style-name="P2" draw:layer="layout" svg:width="25.191cm" svg:height="16.26cm" svg:x="1.299cm" svg:y="0.837cm" presentation:class="subtitle" presentation:user-transformed="true">
          <draw:text-box>
            <text:p>TO ACCOMPLISH THIS </text:p>
            <text:p/>
            <text:p>WE NEED TO ALLOCATE A SPECIFIED RANGE</text:p>
            <text:p/>
            <text:p>FIND THE MAXIMUM VALUE OF THE UNARY METAFUNCTION F OVER SEQUENCE</text:p>
            <text:p/>
            <text:p>COMPILE TIME POLYMORPHISM </text:p>
            <text:p/>
            <text:p>CACHE MANAGING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6" draw:text-style-name="P2" draw:layer="layout" svg:width="25.191cm" svg:height="16.26cm" svg:x="1.399cm" svg:y="0.837cm" presentation:class="subtitle" presentation:user-transformed="true">
          <draw:text-box>
            <text:p>BOOST::VARIANT</text:p>
            <text:p/>
            <text:p>Annoying runtime checks</text:p>
            <text:p/>
            <text:p>Calling outside library boost::optional for templates on types and create new object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6" draw:text-style-name="P1" draw:layer="layout" svg:width="25.191cm" svg:height="16.26cm" svg:x="1.399cm" svg:y="0.837cm" presentation:class="subtitle" presentation:user-transformed="true">
          <draw:text-box>
            <text:p text:style-name="P3">template &lt; class TIn, class TOut &gt;</text:p>
            <text:p text:style-name="P3"/>
            <text:p text:style-name="P4">class TofferStreamBase <text:s text:c="15"/></text:p>
            <text:p text:style-name="P3">{ <text:s text:c="53"/></text:p>
            <text:p text:style-name="P3"><text:s/>... <text:s text:c="52"/></text:p>
            <text:p text:style-name="P3">protected: <text:s text:c="37"/></text:p>
            <text:p text:style-name="P3">Toffer&lt;TOut&gt;offer_; <text:s text:c="15"/></text:p>
            <text:p text:style-name="P3"><text:s text:c="15"/>boost::optional&lt;TOut&gt;ownerFunds; <text:s/><text:tab/><text:tab/> </text:p>
            <text:p text:style-name="P3">templates on types <text:s text:c="11"/>create new object</text:p>
          </draw:text-box>
        </draw:frame>
        <draw:frame draw:style-name="gr2" draw:text-style-name="P6" draw:layer="layout" svg:width="0.254cm" svg:height="0.962cm" svg:x="11.684cm" svg:y="-3.302cm">
          <draw:text-box>
            <text:p text:style-name="P5">*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6" draw:text-style-name="P2" draw:layer="layout" svg:width="25.191cm" svg:height="16.26cm" svg:x="1.399cm" svg:y="0.837cm" presentation:class="subtitle" presentation:user-transformed="true">
          <draw:text-box>
            <text:p>std::variant in C++17</text:p>
            <text:p/>
            <text:p>Time denotes a strong pointer </text:p>
            <text:p/>
            <text:p>Frequently used objects lock the cache</text:p>
            <text:p/>
            <text:p>Cache holds strong &amp; weak pointers</text:p>
            <text:p/>
            <text:p>Tuple helper clas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6" draw:text-style-name="P2" draw:layer="layout" svg:width="25.191cm" svg:height="32.917cm" svg:x="1.399cm" svg:y="-7.491cm" presentation:class="subtitle" presentation:user-transformed="true">
          <draw:text-box>
            <text:p>libstdc++-v3/include$ <text:s/>variant</text:p>
            <text:p/>
            <text:p/>
            <text:p/>
            <text:p/>
            <text:p/>
            <text:p/>
            <text:p>template &lt;typename _Array_type, typename _Variant_type, typename _Index_seq&gt;</text:p>
            <text:p><text:s text:c="4"/></text:p>
            <text:p><text:s text:c="4"/>struct <text:s/>__gen_vtable_impl; <text:s text:c="59"/></text:p>
            <text:p>template &lt;typename _Result _type, typename </text:p>
            <text:p>_Visitor, size_t… __dimensions...&gt;, </text:p>
            <text:p>_Multi_array&lt;_Result_type (*) (Visitor, </text:p>
            <text:p>_Variants…), __dimensions, typename..</text:p>
            <text:p>__Variants, size_t... __indices&gt;</text:p>
            <text:p/>
            <text:p>struct <text:s/>__gen_vtable_impl&lt; <text:s text:c="28"/></text:p>
            <text:p><text:s text:c="14"/>_Multi_arrary&lt;_Result_type (*) (_Visitor, <text:s text:c="15"/>_Variants…) __dimensions...&gt;, <text:s text:c="15"/></text:p>
            <text:p><text:s text:c="14"/>tuple&lt;_Variants...&gt;, std::index_sequence</text:p>
            <text:p><text:s/></text:p>
            <text:p><text:s text:c="2"/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6" draw:text-style-name="P2" draw:layer="layout" svg:width="25.191cm" svg:height="16.26cm" svg:x="1.399cm" svg:y="0.837cm" presentation:class="subtitle" presentation:user-transformed="true">
          <draw:text-box>
            <text:p>*In the end key points to remember*</text:p>
            <text:p><text:s/></text:p>
            <text:p>Compile time polymorphism -by- overloading <text:s/>-for- cache sync verification</text:p>
            <text:p/>
            <text:p>Metaprograming utilities</text:p>
            <text:p/>
            <text:p>Libraries like boost/mpl </text:p>
            <text:p>or</text:p>
            <text:p><text:s/>bits/enable_special_member.h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6" draw:text-style-name="P2" draw:layer="layout" svg:width="25.191cm" svg:height="16.26cm" svg:x="1.399cm" svg:y="0.837cm" presentation:class="subtitle">
          <draw:text-box>
            <text:p>thank you</text:p>
            <text:p/>
            <text:p>C++Now 19</text:p>
            <text:p/>
            <text:p>Aspen, Colorado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ccff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22:04:04.137643431</meta:creation-date>
    <dc:date>2019-05-05T12:59:10.573742277</dc:date>
    <meta:editing-duration>PT1H27M24S</meta:editing-duration>
    <meta:editing-cycles>10</meta:editing-cycles>
    <meta:generator>LibreOffice/5.2.7.2$Linux_X86_64 LibreOffice_project/20m0$Build-2</meta:generator>
    <meta:document-statistic meta:object-count="50"/>
  </office:meta>
</office:document-meta>
</file>